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 Condensed" svg:font-family="'DejaVu Serif Condensed'" style:font-adornments="Condensé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18.5cm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cm" fo:min-width="18.5cm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 fo:min-height="3.75cm" fo:min-width="4cm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cm" fo:min-width="2.5cm"/>
    </style:style>
    <style:style style:name="gr6" style:family="graphic" style:parent-style-name="standard">
      <style:graphic-properties svg:stroke-color="#ff0000" draw:textarea-horizontal-align="justify" draw:textarea-vertical-align="middle" draw:auto-grow-height="false" fo:min-height="0.5cm" fo:min-width="0.75cm"/>
      <style:paragraph-properties style:writing-mode="lr-tb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 fo:min-height="0.25cm" fo:min-width="5.75cm"/>
      <style:paragraph-properties style:writing-mode="lr-tb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 fo:min-height="1.25cm" fo:min-width="0.5cm"/>
      <style:paragraph-properties style:writing-mode="lr-tb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1.25cm" fo:min-width="2.25cm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fo:min-height="1.25cm" fo:min-width="0.75cm"/>
      <style:paragraph-properties style:writing-mode="lr-tb"/>
    </style:style>
    <style:style style:name="gr11" style:family="graphic" style:parent-style-name="standard">
      <style:graphic-properties svg:stroke-color="#ff0000" draw:textarea-horizontal-align="justify" draw:textarea-vertical-align="middle" draw:auto-grow-height="false" fo:min-height="0.5cm" fo:min-width="0.5cm"/>
      <style:paragraph-properties style:writing-mode="lr-tb"/>
    </style:style>
    <style:style style:name="gr12" style:family="graphic" style:parent-style-name="standard">
      <style:graphic-properties svg:stroke-color="#ff0000" draw:textarea-horizontal-align="justify" draw:textarea-vertical-align="middle" draw:auto-grow-height="false" fo:min-height="4.75cm" fo:min-width="0.75cm"/>
    </style:style>
    <style:style style:name="gr13" style:family="graphic" style:parent-style-name="standard">
      <style:graphic-properties svg:stroke-color="#ff0000" draw:textarea-horizontal-align="justify" draw:textarea-vertical-align="middle" draw:auto-grow-height="false" fo:min-height="1.25cm" fo:min-width="2cm"/>
      <style:paragraph-properties style:writing-mode="lr-tb"/>
    </style:style>
    <style:style style:name="gr14" style:family="graphic" style:parent-style-name="standard">
      <style:graphic-properties svg:stroke-color="#ff0000" draw:textarea-horizontal-align="justify" draw:textarea-vertical-align="middle" draw:auto-grow-height="false" fo:min-height="0.75cm" fo:min-width="0.75cm"/>
      <style:paragraph-properties style:writing-mode="lr-tb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0.5cm" fo:min-width="1.75cm"/>
    </style:style>
    <style:style style:name="gr16" style:family="graphic" style:parent-style-name="standard">
      <style:graphic-properties svg:stroke-color="#ff0000" draw:textarea-horizontal-align="justify" draw:textarea-vertical-align="middle" draw:auto-grow-height="false" fo:min-height="1.25cm" fo:min-width="4.75cm"/>
      <style:paragraph-properties style:writing-mode="lr-tb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1.5cm" fo:min-width="0.5cm"/>
      <style:paragraph-properties style:writing-mode="lr-tb"/>
    </style:style>
    <style:style style:name="gr18" style:family="graphic" style:parent-style-name="standard">
      <style:graphic-properties svg:stroke-color="#ff0000" draw:textarea-horizontal-align="justify" draw:textarea-vertical-align="middle" draw:auto-grow-height="false" fo:min-height="3.5cm" fo:min-width="0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4.5cm"/>
      <style:paragraph-properties style:writing-mode="lr-tb"/>
    </style:style>
    <style:style style:name="co1" style:family="table-column">
      <style:table-column-properties style:column-width="1.581cm" style:use-optimal-column-width="false"/>
    </style:style>
    <style:style style:name="co2" style:family="table-column">
      <style:table-column-properties style:column-width="1.608cm" style:use-optimal-column-width="false"/>
    </style:style>
    <style:style style:name="ro1" style:family="table-row">
      <style:table-row-properties style:row-height="1.05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6cm" svg:x="1cm" svg:y="0cm">
          <text:p/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frame draw:style-name="gr2" draw:text-style-name="P2" draw:layer="layout" svg:width="10.75cm" svg:height="1.5cm" svg:x="5.25cm" svg:y="3.25cm">
          <draw:text-box>
            <text:p>Titre (calendrier du Saint stagiaire)</text:p>
          </draw:text-box>
        </draw:frame>
        <draw:custom-shape draw:style-name="gr3" draw:text-style-name="P1" draw:layer="layout" svg:width="19cm" svg:height="1.45cm" svg:x="1cm" svg:y="27.2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8.998cm" svg:height="20.999cm" svg:x="1cm" svg:y="6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1" draw:layer="layout" svg:width="4.5cm" svg:height="4cm" svg:x="7.5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75cm" svg:x="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5cm" svg:height="0.75cm" svg:x="7.5cm" svg:y="7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25cm" svg:height="0.5cm" svg:x="7.5cm" svg:y="9.7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.5cm" svg:x="3cm" svg:y="10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1.5cm" svg:x="14cm" svg:y="7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1.5cm" svg:x="14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5cm" svg:height="1.5cm" svg:x="18.75cm" svg:y="9.7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75cm" svg:x="18.75cm" svg:y="6.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5cm" svg:height="5cm" svg:x="6cm" svg:y="21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1.5cm" svg:x="1.5cm" svg:y="18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5cm" svg:height="1cm" svg:x="7.5cm" svg:y="1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5cm" svg:height="0.75cm" svg:x="14.25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25cm" svg:height="1.5cm" svg:x="9.5cm" svg:y="22.5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1.75cm" svg:x="12.5cm" svg:y="25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cm" svg:height="3.75cm" svg:x="17.25cm" svg:y="2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1.75cm" svg:x="15.5cm" svg:y="14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5cm" svg:height="1cm" svg:x="1.25cm" svg:y="25.25cm">
          <text:p text:style-name="P1">11</text:p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25cm" svg:height="1cm" svg:x="2cm" svg:y="7cm">
          <draw:text-box>
            <text:p>3</text:p>
          </draw:text-box>
        </draw:frame>
        <draw:frame draw:style-name="gr20" draw:text-style-name="P2" draw:layer="layout" svg:width="0.853cm" svg:height="0.962cm" svg:x="15.25cm" svg:y="8.25cm">
          <draw:text-box>
            <text:p>8</text:p>
          </draw:text-box>
        </draw:frame>
        <draw:frame draw:style-name="gr20" draw:text-style-name="P2" draw:layer="layout" svg:width="1.205cm" svg:height="0.962cm" svg:x="15.75cm" svg:y="12.5cm">
          <draw:text-box>
            <text:p>10</text:p>
          </draw:text-box>
        </draw:frame>
        <draw:frame draw:style-name="gr20" draw:text-style-name="P2" draw:layer="layout" svg:width="1.205cm" svg:height="0.962cm" svg:x="8.25cm" svg:y="14.75cm">
          <draw:text-box>
            <text:p>18</text:p>
          </draw:text-box>
        </draw:frame>
        <draw:frame draw:style-name="gr20" draw:text-style-name="P2" draw:layer="layout" svg:width="0.853cm" svg:height="0.962cm" svg:x="6.75cm" svg:y="23.75cm">
          <draw:text-box>
            <text:p>2</text:p>
          </draw:text-box>
        </draw:frame>
        <draw:frame draw:style-name="gr20" draw:text-style-name="P2" draw:layer="layout" svg:width="0.853cm" svg:height="0.962cm" svg:x="15.5cm" svg:y="19.25cm">
          <draw:text-box>
            <text:p>4</text:p>
          </draw:text-box>
        </draw:frame>
      </draw:page>
      <draw:page draw:name="page2" draw:style-name="dp1" draw:master-page-name="Standard">
        <draw:frame draw:style-name="gr21" draw:text-style-name="P2" draw:layer="layout" svg:width="17cm" svg:height="24.75cm" svg:x="1.75cm" svg:y="1.75cm">
          <draw:text-box>
            <text:p>Page du Calendrier de l’avent :</text:p>
            <text:p>« Fête du Saint stagiaire »</text:p>
            <text:p/>
            <text:p>Un header avec un titre</text:p>
            <text:p>Un corps avec un tableau de 12colonnes*20lignes</text:p>
            <text:p>Un footer (mentions légales ? Renvoie vers acceuil LDNR ou mail de Nina ?</text:p>
            <text:p/>
            <text:p/>
            <text:p>Dans le corps :</text:p>
            <text:p>Fusion des cellules pour avoir des tailles différentes.</text:p>
            <text:p>Les cases en rouges représentent l ‘espace que prendra une image d’un nombre (allant de 1 à 18, 18 au centre et les autres nombre placés de manière aléatoire)</text:p>
            <text:p/>
            <text:p>Le corps sera composé d’une image principale avec par dessus des images de chiffres (en transparence au niveau des bordures pour qu’elles s’intègrent dans l’image principale).</text:p>
            <text:p>Chaques petites images renvoient à un lien sur le linkedin des élèves LDNR sauf image centrale qui renvoie à une image en source locale (Sésame, le meilleur stagiaire)</text:p>
            <text:p/>
            <text:p/>
            <text:p>Idées :</text:p>
            <text:p>Curseur de la souris qui se transforme lorqu’il passe sur un lien</text:p>
            <text:p>Musique de fon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 Condensed" svg:font-family="'DejaVu Serif Condensed'" style:font-adornments="Condensé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9:42:48.027712335</meta:creation-date>
    <dc:date>2024-01-08T10:56:09.872576080</dc:date>
    <meta:editing-duration>PT1H13M21S</meta:editing-duration>
    <meta:editing-cycles>4</meta:editing-cycles>
    <meta:generator>LibreOffice/7.4.7.2$Linux_X86_64 LibreOffice_project/40$Build-2</meta:generator>
    <meta:document-statistic meta:object-count="29"/>
  </office:meta>
</office:document-meta>
</file>